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00d6"/>
    </style:style>
    <style:style style:name="P2" style:family="paragraph" style:parent-style-name="Standard">
      <style:text-properties officeooo:paragraph-rsid="0008ed2c"/>
    </style:style>
    <style:style style:name="T1" style:family="text">
      <style:text-properties officeooo:rsid="000800d6"/>
    </style:style>
    <style:style style:name="T2" style:family="text">
      <style:text-properties officeooo:rsid="0008408e"/>
    </style:style>
    <style:style style:name="T3" style:family="text">
      <style:text-properties officeooo:rsid="0008ed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lab sessions began with basic hand written reports. As the years went on I developed a plethora of <text:span text:style-name="T1">industry</text:span> skills including developing code to read large raw data sets, <text:span text:style-name="T1">effective critical planning for the data I would collect, utilising LaTeX sites such as overleaf for effective report writing and collaborating with peers to present a lengthy report to a scientific audience. </text:span></text:p>
      <text:p text:style-name="P1"/>
      <text:p text:style-name="P2"><text:span text:style-name="T1">On the theory side, I was introduced to the physicist toolkit of tackling problems. Later I delved into vector calculus and electromagnetism where I finally met Maxwells equations. I studied various branches of quantum physics developing skills with Dirac notation. </text:span><text:span text:style-name="T2">In my final year I took condensed matter modules with hands on experience in Electronic Structure Theory. I wrote my own python code together with Bash and access to the </text:span><text:span text:style-name="T3">Universities’</text:span><text:span text:style-name="T2"> Cirrus which in turn allowed me to </text:span><text:span text:style-name="T3">explore concepts such as plane wave ba</text:span><text:span text:style-name="T2">sis sets and pseudopotentials using with open-sourced Quantum Espress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21:51:42.182095693</meta:creation-date>
    <dc:date>2025-08-07T22:48:10.253653741</dc:date>
    <meta:editing-duration>PT25M37S</meta:editing-duration>
    <meta:editing-cycles>1</meta:editing-cycles>
    <meta:document-statistic meta:table-count="0" meta:image-count="0" meta:object-count="0" meta:page-count="1" meta:paragraph-count="2" meta:word-count="155" meta:character-count="976" meta:non-whitespace-character-count="822"/>
    <meta:generator>LibreOffice/7.3.7.2$Linux_X86_64 LibreOffice_project/30$Build-2</meta:generator>
  </office:meta>
</office:document-meta>
</file>